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7.999cm" style:rel-column-width="18925*"/>
    </style:style>
    <style:style style:name="Table1.B" style:family="table-column">
      <style:table-column-properties style:column-width="1.85cm" style:rel-column-width="4377*"/>
    </style:style>
    <style:style style:name="Table1.E" style:family="table-column">
      <style:table-column-properties style:column-width="8.001cm" style:rel-column-width="1893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7.997cm" table:align="margins"/>
    </style:style>
    <style:style style:name="Table2.A" style:family="table-column">
      <style:table-column-properties style:column-width="4.999cm" style:rel-column-width="40968*"/>
    </style:style>
    <style:style style:name="Table2.B" style:family="table-column">
      <style:table-column-properties style:column-width="1.799cm" style:rel-column-width="14739*"/>
    </style:style>
    <style:style style:name="Table2.C" style:family="table-column">
      <style:table-column-properties style:column-width="1.199cm" style:rel-column-width="9828*"/>
    </style:style>
    <style:style style:name="Table2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199cm" fo:border="0.002cm solid #000000"/>
    </style:style>
    <style:style style:name="Table2.A2" style:family="table-cell">
      <style:table-cell-properties fo:padding="0.199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" style:family="table">
      <style:table-properties style:width="7.999cm" table:align="margins"/>
    </style:style>
    <style:style style:name="Table3.A" style:family="table-column">
      <style:table-column-properties style:column-width="5.001cm" style:rel-column-width="40968*"/>
    </style:style>
    <style:style style:name="Table3.B" style:family="table-column">
      <style:table-column-properties style:column-width="1.799cm" style:rel-column-width="14739*"/>
    </style:style>
    <style:style style:name="Table3.C" style:family="table-column">
      <style:table-column-properties style:column-width="1.199cm" style:rel-column-width="9828*"/>
    </style:style>
    <style:style style:name="Table3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199cm" fo:border="0.002cm solid #000000"/>
    </style:style>
    <style:style style:name="Table3.A2" style:family="table-cell">
      <style:table-cell-properties fo:padding="0.199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.C4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4" style:family="table">
      <style:table-properties style:width="8.003cm" table:align="margins"/>
    </style:style>
    <style:style style:name="Table4.A" style:family="table-column">
      <style:table-column-properties style:column-width="5.001cm" style:rel-column-width="40950*"/>
    </style:style>
    <style:style style:name="Table4.B" style:family="table-column">
      <style:table-column-properties style:column-width="1.799cm" style:rel-column-width="14733*"/>
    </style:style>
    <style:style style:name="Table4.C" style:family="table-column">
      <style:table-column-properties style:column-width="1.203cm" style:rel-column-width="9852*"/>
    </style:style>
    <style:style style:name="Table4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199cm" fo:border="0.002cm solid #000000"/>
    </style:style>
    <style:style style:name="Table4.A2" style:family="table-cell">
      <style:table-cell-properties fo:padding="0.199cm" fo:border-left="0.002cm solid #000000" fo:border-right="none" fo:border-top="none" fo:border-bottom="0.002cm solid #000000"/>
    </style:style>
    <style:style style:name="Table4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5" style:family="table">
      <style:table-properties style:width="7.997cm" table:align="margins"/>
    </style:style>
    <style:style style:name="Table5.A" style:family="table-column">
      <style:table-column-properties style:column-width="4.999cm" style:rel-column-width="40968*"/>
    </style:style>
    <style:style style:name="Table5.B" style:family="table-column">
      <style:table-column-properties style:column-width="1.799cm" style:rel-column-width="14739*"/>
    </style:style>
    <style:style style:name="Table5.C" style:family="table-column">
      <style:table-column-properties style:column-width="1.199cm" style:rel-column-width="9828*"/>
    </style:style>
    <style:style style:name="Table5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199cm" fo:border="0.002cm solid #000000"/>
    </style:style>
    <style:style style:name="Table5.A2" style:family="table-cell">
      <style:table-cell-properties fo:padding="0.199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" style:family="table">
      <style:table-properties style:width="7.999cm" table:align="margins"/>
    </style:style>
    <style:style style:name="Table6.A" style:family="table-column">
      <style:table-column-properties style:column-width="5.001cm" style:rel-column-width="40968*"/>
    </style:style>
    <style:style style:name="Table6.B" style:family="table-column">
      <style:table-column-properties style:column-width="1.799cm" style:rel-column-width="14739*"/>
    </style:style>
    <style:style style:name="Table6.C" style:family="table-column">
      <style:table-column-properties style:column-width="1.199cm" style:rel-column-width="9828*"/>
    </style:style>
    <style:style style:name="Table6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99cm" fo:border="0.002cm solid #000000"/>
    </style:style>
    <style:style style:name="Table6.A2" style:family="table-cell">
      <style:table-cell-properties fo:padding="0.199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7" style:family="table">
      <style:table-properties style:width="8.003cm" table:align="margins"/>
    </style:style>
    <style:style style:name="Table7.A" style:family="table-column">
      <style:table-column-properties style:column-width="5.001cm" style:rel-column-width="40950*"/>
    </style:style>
    <style:style style:name="Table7.B" style:family="table-column">
      <style:table-column-properties style:column-width="1.799cm" style:rel-column-width="14733*"/>
    </style:style>
    <style:style style:name="Table7.C" style:family="table-column">
      <style:table-column-properties style:column-width="1.203cm" style:rel-column-width="9852*"/>
    </style:style>
    <style:style style:name="Table7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199cm" fo:border="0.002cm solid #000000"/>
    </style:style>
    <style:style style:name="Table7.A2" style:family="table-cell">
      <style:table-cell-properties fo:padding="0.199cm" fo:border-left="0.002cm solid #000000" fo:border-right="none" fo:border-top="none" fo:border-bottom="0.002cm solid #000000"/>
    </style:style>
    <style:style style:name="Table7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7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8" style:family="table">
      <style:table-properties style:width="7.997cm" table:align="margins"/>
    </style:style>
    <style:style style:name="Table8.A" style:family="table-column">
      <style:table-column-properties style:column-width="5.001cm" style:rel-column-width="40977*"/>
    </style:style>
    <style:style style:name="Table8.B" style:family="table-column">
      <style:table-column-properties style:column-width="1.799cm" style:rel-column-width="14743*"/>
    </style:style>
    <style:style style:name="Table8.C" style:family="table-column">
      <style:table-column-properties style:column-width="1.198cm" style:rel-column-width="9815*"/>
    </style:style>
    <style:style style:name="Table8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199cm" fo:border="0.002cm solid #000000"/>
    </style:style>
    <style:style style:name="Table8.A2" style:family="table-cell">
      <style:table-cell-properties fo:padding="0.199cm" fo:border-left="0.002cm solid #000000" fo:border-right="none" fo:border-top="none" fo:border-bottom="0.002cm solid #000000"/>
    </style:style>
    <style:style style:name="Table8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9" style:family="table">
      <style:table-properties style:width="13.85cm" table:align="margins"/>
    </style:style>
    <style:style style:name="Table9.A" style:family="table-column">
      <style:table-column-properties style:column-width="4.616cm" style:rel-column-width="21845*"/>
    </style:style>
    <style:style style:name="Table9.B" style:family="table-column">
      <style:table-column-properties style:column-width="4.616cm" style:rel-column-width="21844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3.85cm" table:align="margins"/>
    </style:style>
    <style:style style:name="Table10.A" style:family="table-column">
      <style:table-column-properties style:column-width="4.616cm" style:rel-column-width="2184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Helvetic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Arial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Contents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2pt" fo:font-weight="bold" style:font-weight-asian="bold" style:font-name-complex="Arial" style:font-weight-complex="bol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7852*" fo:start-indent="0cm" fo:end-indent="0cm"/>
          <style:column style:rel-width="7852*" fo:start-indent="0cm" fo:end-indent="0cm"/>
        </style:columns>
      </style:section-properties>
    </style:style>
    <style:style style:name="gr1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P</text:p>
      <text:p text:style-name="P1"><draw:rect text:anchor-type="paragraph" draw:z-index="25" draw:style-name="gr3" draw:text-style-name="P19" svg:width="2.991cm" svg:height="1.8cm" svg:x="22.959cm" svg:y="0.404cm"><text:p text:style-name="P18"><text:span text:style-name="T2">Widget_</text:span><text:span text:style-name="T2"><text:line-break/></text:span><text:span text:style-name="T2">Settings</text:span></text:p></draw:rect>- 2010-12-08</text:p>
      <text:p text:style-name="P1"/>
      <text:p text:style-name="P1"/>
      <text:p text:style-name="P1"/>
      <text:p text:style-name="P1"><draw:line text:anchor-type="paragraph" draw:z-index="30" draw:style-name="gr2" draw:text-style-name="P18" svg:x1="24.225cm" svg:y1="0.277cm" svg:x2="24.225cm" svg:y2="2.076cm"><text:p/></draw:line></text:p>
      <text:p text:style-name="P1"/>
      <text:p text:style-name="P1"/>
      <text:p text:style-name="P1"/>
      <text:p text:style-name="P1"><draw:rect text:anchor-type="paragraph" draw:z-index="10" draw:style-name="gr3" draw:text-style-name="P19" svg:width="2.991cm" svg:height="1.8cm" svg:x="7.419cm" svg:y="0.079cm"><text:p text:style-name="P18"><text:span text:style-name="T2">Project</text:span></text:p><text:p text:style-name="P18"><text:span text:style-name="T2">Role</text:span></text:p></draw:rect><draw:rect text:anchor-type="paragraph" draw:z-index="12" draw:style-name="gr3" draw:text-style-name="P19" svg:width="2.991cm" svg:height="1.8cm" svg:x="12.834cm" svg:y="0.15cm"><text:p text:style-name="P18"><text:span text:style-name="T2">Project</text:span></text:p><text:p text:style-name="P18"><text:span text:style-name="T2">Invitation</text:span></text:p></draw:rect><draw:rect text:anchor-type="paragraph" draw:z-index="24" draw:style-name="gr3" draw:text-style-name="P19" svg:width="2.991cm" svg:height="1.8cm" svg:x="22.853cm" svg:y="0.129cm"><text:p text:style-name="P18"><text:span text:style-name="T2">Widget_</text:span><text:span text:style-name="T2"><text:line-break/></text:span><text:span text:style-name="T2">Settings</text:span></text:p></draw:rect></text:p>
      <text:p text:style-name="P1"><draw:line text:anchor-type="paragraph" draw:z-index="13" draw:style-name="gr2" draw:text-style-name="P18" svg:x1="10.409cm" svg:y1="0.453cm" svg:x2="12.834cm" svg:y2="0.453cm"><text:p/></draw:line><draw:rect text:anchor-type="paragraph" draw:z-index="4" draw:style-name="gr1" draw:text-style-name="P18" svg:width="0.495cm" svg:height="0.495cm" svg:x="12.34cm" svg:y="0.139cm"><text:p/></draw:rect></text:p>
      <text:p text:style-name="P1"/>
      <text:p text:style-name="P1"><draw:line text:anchor-type="paragraph" draw:z-index="7" draw:style-name="gr2" draw:text-style-name="P18" svg:x1="8.879cm" svg:y1="0.454cm" svg:x2="8.879cm" svg:y2="5.852cm"><text:p/></draw:line><draw:line text:anchor-type="paragraph" draw:z-index="2" draw:style-name="gr2" draw:text-style-name="P18" svg:x1="14.206cm" svg:y1="0.383cm" svg:x2="14.206cm" svg:y2="2.182cm"><text:p/></draw:line><draw:line text:anchor-type="paragraph" draw:z-index="29" draw:style-name="gr2" draw:text-style-name="P18" svg:x1="24.155cm" svg:y1="0.468cm" svg:x2="24.155cm" svg:y2="2.267cm"><text:p/></draw:line><draw:rect text:anchor-type="paragraph" draw:z-index="28" draw:style-name="gr1" draw:text-style-name="P18" svg:width="0.495cm" svg:height="0.495cm" svg:x="23.911cm" svg:y="0.467cm"><text:p/></draw:rect></text:p>
      <text:p text:style-name="P1"><draw:rect text:anchor-type="paragraph" draw:z-index="1" draw:style-name="gr1" draw:text-style-name="P18" svg:width="0.495cm" svg:height="0.495cm" svg:x="13.998cm" svg:y="0.002cm"><text:p/></draw:rect></text:p>
      <text:p text:style-name="P1"/>
      <text:p text:style-name="P1"><draw:rect text:anchor-type="paragraph" draw:z-index="6" draw:style-name="gr1" draw:text-style-name="P18" svg:width="0.495cm" svg:height="0.495cm" svg:x="8.638cm" svg:y="0.228cm"><text:p/></draw:rect></text:p>
      <text:p text:style-name="P1"><draw:rect text:anchor-type="paragraph" draw:z-index="9" draw:style-name="gr3" draw:text-style-name="P19" svg:width="2.991cm" svg:height="1.8cm" svg:x="7.419cm" svg:y="0.235cm"><text:p text:style-name="P18"><text:span text:style-name="T2">Project</text:span><text:span text:style-name="T2"><text:line-break/></text:span><text:span text:style-name="T2">Member</text:span></text:p></draw:rect><draw:rect text:anchor-type="paragraph" draw:z-index="20" draw:style-name="gr3" draw:text-style-name="P19" svg:width="2.991cm" svg:height="1.8cm" svg:x="12.799cm" svg:y="0.235cm"><text:p text:style-name="P18"><text:span text:style-name="T2">Project</text:span></text:p></draw:rect><draw:rect text:anchor-type="paragraph" draw:z-index="16" draw:style-name="gr3" draw:text-style-name="P19" svg:width="2.991cm" svg:height="1.8cm" svg:x="22.782cm" svg:y="0.305cm"><text:p text:style-name="P18"><text:span text:style-name="T2">Widgets</text:span></text:p></draw:rect><draw:rect text:anchor-type="paragraph" draw:z-index="19" draw:style-name="gr3" draw:text-style-name="P19" svg:width="2.991cm" svg:height="1.8cm" svg:x="17.561cm" svg:y="0.277cm"><text:p text:style-name="P18"><text:span text:style-name="T2">Project_</text:span><text:span text:style-name="T2"><text:line-break/></text:span><text:span text:style-name="T2">Widgets</text:span></text:p></draw:rect></text:p>
      <text:p text:style-name="P1"><draw:rect text:anchor-type="paragraph" draw:z-index="8" draw:style-name="gr1" draw:text-style-name="P18" svg:width="0.495cm" svg:height="0.495cm" svg:x="10.409cm" svg:y="0.393cm"><text:p/></draw:rect><draw:rect text:anchor-type="paragraph" draw:z-index="0" draw:style-name="gr1" draw:text-style-name="P18" svg:width="0.495cm" svg:height="0.495cm" svg:x="17.09cm" svg:y="0.358cm"><text:p/></draw:rect><draw:rect text:anchor-type="paragraph" draw:z-index="17" draw:style-name="gr1" draw:text-style-name="P18" svg:width="0.495cm" svg:height="0.495cm" svg:x="20.551cm" svg:y="0.358cm"><text:p/></draw:rect></text:p>
      <text:p text:style-name="P1"><draw:line text:anchor-type="paragraph" draw:z-index="18" draw:style-name="gr2" draw:text-style-name="P18" svg:x1="10.409cm" svg:y1="0.157cm" svg:x2="22.783cm" svg:y2="0.129cm"><text:p/></draw:line></text:p>
      <text:p text:style-name="P1"/>
      <text:p text:style-name="P1"><draw:rect text:anchor-type="paragraph" draw:z-index="5" draw:style-name="gr1" draw:text-style-name="P18" svg:width="0.495cm" svg:height="0.495cm" svg:x="8.638cm" svg:y="0.086cm"><text:p/></draw:rect><draw:line text:anchor-type="paragraph" draw:z-index="23" draw:style-name="gr2" draw:text-style-name="P18" svg:x1="18.934cm" svg:y1="0.129cm" svg:x2="18.934cm" svg:y2="5.534cm"><text:p/></draw:line></text:p>
      <text:p text:style-name="P1"/>
      <text:p text:style-name="P1"/>
      <text:p text:style-name="P1"><draw:rect text:anchor-type="paragraph" draw:z-index="15" draw:style-name="gr3" draw:text-style-name="P19" svg:width="2.991cm" svg:height="1.8cm" svg:x="13.787cm" svg:y="0.46cm"><text:p text:style-name="P18"><text:span text:style-name="T3">User_</text:span></text:p><text:p text:style-name="P18"><text:span text:style-name="T3">Reset</text:span></text:p><text:p text:style-name="P18"><text:span text:style-name="T3">Password</text:span></text:p></draw:rect></text:p>
      <text:p text:style-name="P1"><draw:rect text:anchor-type="paragraph" draw:z-index="14" draw:style-name="gr3" draw:text-style-name="P19" svg:width="2.991cm" svg:height="1.8cm" svg:x="1.792cm" svg:y="0.009cm"><text:p text:style-name="P18"><text:span text:style-name="T2">User_</text:span></text:p><text:p text:style-name="P18"><text:span text:style-name="T2">Activation</text:span></text:p></draw:rect><draw:rect text:anchor-type="paragraph" draw:z-index="11" draw:style-name="gr3" draw:text-style-name="P19" svg:width="2.991cm" svg:height="1.8cm" svg:x="7.56cm" svg:y="0.009cm"><text:p text:style-name="P18"><text:span text:style-name="T2">User</text:span></text:p></draw:rect></text:p>
      <text:p text:style-name="P1"><draw:line text:anchor-type="paragraph" draw:z-index="3" draw:style-name="gr2" draw:text-style-name="P18" svg:x1="4.782cm" svg:y1="0.375cm" svg:x2="13.751cm" svg:y2="0.375cm"><text:p/></draw:line></text:p>
      <text:p text:style-name="P1"/>
      <text:p text:style-name="P1"><draw:line text:anchor-type="paragraph" draw:z-index="22" draw:style-name="gr2" draw:text-style-name="P18" svg:x1="8.879cm" svg:y1="0.347cm" svg:x2="8.879cm" svg:y2="3.014cm"><text:p/></draw:line></text:p>
      <text:p text:style-name="P1"/>
      <text:p text:style-name="P1"/>
      <text:p text:style-name="P1"/>
      <text:p text:style-name="P1"><draw:rect text:anchor-type="paragraph" draw:z-index="21" draw:style-name="gr3" draw:text-style-name="P19" svg:width="2.991cm" svg:height="1.8cm" svg:x="17.561cm" svg:y="0.178cm"><text:p text:style-name="P18"><text:span text:style-name="T2">Widget_</text:span><text:span text:style-name="T2"><text:line-break/></text:span><text:span text:style-name="T2">State</text:span></text:p></draw:rect></text:p>
      <text:p text:style-name="P1"><draw:rect text:anchor-type="paragraph" draw:z-index="26" draw:style-name="gr1" draw:text-style-name="P18" svg:width="0.495cm" svg:height="0.495cm" svg:x="17.067cm" svg:y="0.316cm"><text:p/></draw:rect></text:p>
      <text:p text:style-name="P1"><draw:line text:anchor-type="paragraph" draw:z-index="27" draw:style-name="gr2" draw:text-style-name="P18" svg:x1="8.879cm" svg:y1="0.058cm" svg:x2="17.561cm" svg:y2="0.058cm"><text:p/></draw:line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ext:soft-page-break/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_Member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7">User_id</text:p>
                </table:table-cell>
                <table:table-cell table:style-name="Table2.A1" office:value-type="string">
                  <text:p text:style-name="P6">N</text:p>
                </table:table-cell>
                <table:table-cell table:style-name="Table2.C1" office:value-type="string">
                  <text:p text:style-name="P6">I</text:p>
                </table:table-cell>
              </table:table-row>
              <table:table-row>
                <table:table-cell table:style-name="Table2.A2" office:value-type="string">
                  <text:p text:style-name="P10">Firts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Last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Email <text:span text:style-name="T1">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assword <text:span text:style-name="T1">****</text:span>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32">
                  <text:p text:style-name="P6">32</text:p>
                </table:table-cell>
              </table:table-row>
              <table:table-row>
                <table:table-cell table:style-name="Table2.A2" office:value-type="string">
                  <text:p text:style-name="P6">Username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Streetadress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00">
                  <text:p text:style-name="P6">100</text:p>
                </table:table-cell>
              </table:table-row>
              <table:table-row>
                <table:table-cell table:style-name="Table2.A2" office:value-type="string">
                  <text:p text:style-name="P6">Postalcode</text:p>
                </table:table-cell>
                <table:table-cell table:style-name="Table2.A2" office:value-type="string">
                  <text:p text:style-name="P6">I</text:p>
                </table:table-cell>
                <table:table-cell table:style-name="Table2.C2" office:value-type="float" office:value="5">
                  <text:p text:style-name="P6">5</text:p>
                </table:table-cell>
              </table:table-row>
              <table:table-row>
                <table:table-cell table:style-name="Table2.A2" office:value-type="string">
                  <text:p text:style-name="P6">Hometown</text:p>
                </table:table-cell>
                <table:table-cell table:style-name="Table2.A2" office:value-type="string">
                  <text:p text:style-name="P6">VC</text:p>
                </table:table-cell>
                <table:table-cell table:style-name="Table2.C2" office:value-type="float" office:value="130">
                  <text:p text:style-name="P6">130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7">Project_id</text:p>
                </table:table-cell>
                <table:table-cell table:style-name="Table3.A1" office:value-type="string">
                  <text:p text:style-name="P6">N</text:p>
                </table:table-cell>
                <table:table-cell table:style-name="Table3.C1" office:value-type="string">
                  <text:p text:style-name="P6">I</text:p>
                </table:table-cell>
              </table:table-row>
              <table:table-row>
                <table:table-cell table:style-name="Table3.A2" office:value-type="string">
                  <text:p text:style-name="P6">Title 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100">
                  <text:p text:style-name="P6">100</text:p>
                </table:table-cell>
              </table:table-row>
              <table:table-row>
                <table:table-cell table:style-name="Table3.A2" office:value-type="string">
                  <text:p text:style-name="P10">Description **</text:p>
                </table:table-cell>
                <table:table-cell table:style-name="Table3.A2" office:value-type="string">
                  <text:p text:style-name="P6">VC</text:p>
                </table:table-cell>
                <table:table-cell table:style-name="Table3.C2" office:value-type="float" office:value="300">
                  <text:p text:style-name="P6">300</text:p>
                </table:table-cell>
              </table:table-row>
              <table:table-row>
                <table:table-cell table:style-name="Table3.A2" office:value-type="string">
                  <text:p text:style-name="P10">Created <text:span text:style-name="T1">***</text:span></text:p>
                </table:table-cell>
                <table:table-cell table:style-name="Table3.A2" office:value-type="string">
                  <text:p text:style-name="P6">D</text:p>
                </table:table-cell>
                <table:table-cell table:style-name="Table3.C4" office:value-type="string">
                  <text:p text:style-name="P6">TS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7">Project_member_id</text:p>
                </table:table-cell>
                <table:table-cell table:style-name="Table4.A1" office:value-type="string">
                  <text:p text:style-name="P6">N</text:p>
                </table:table-cell>
                <table:table-cell table:style-name="Table4.C1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User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Project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  <table:table-row>
                <table:table-cell table:style-name="Table4.A2" office:value-type="string">
                  <text:p text:style-name="P8">Project_role_id</text:p>
                </table:table-cell>
                <table:table-cell table:style-name="Table4.A2" office:value-type="string">
                  <text:p text:style-name="P6">N</text:p>
                </table:table-cell>
                <table:table-cell table:style-name="Table4.C2" office:value-type="string">
                  <text:p text:style-name="P6">I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1" office:value-type="string">
            <text:p text:style-name="P5">Project_Rol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ject_Invitatio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User_Activation</text:p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7">Project_role_id</text:p>
                </table:table-cell>
                <table:table-cell table:style-name="Table5.A1" office:value-type="string">
                  <text:p text:style-name="P6">N</text:p>
                </table:table-cell>
                <table:table-cell table:style-name="Table5.C1" office:value-type="string">
                  <text:p text:style-name="P6">I</text:p>
                </table:table-cell>
              </table:table-row>
              <table:table-row>
                <table:table-cell table:style-name="Table5.A2" office:value-type="string">
                  <text:p text:style-name="P6">Role <text:span text:style-name="T1">*</text:span></text:p>
                </table:table-cell>
                <table:table-cell table:style-name="Table5.A2" office:value-type="string">
                  <text:p text:style-name="P6">VC</text:p>
                </table:table-cell>
                <table:table-cell table:style-name="Table5.C2" office:value-type="float" office:value="25">
                  <text:p text:style-name="P6">25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7">Project_invitation_id</text:p>
                </table:table-cell>
                <table:table-cell table:style-name="Table6.A1" office:value-type="string">
                  <text:p text:style-name="P6">N</text:p>
                </table:table-cell>
                <table:table-cell table:style-name="Table6.C1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6">Code ****</text:p>
                </table:table-cell>
                <table:table-cell table:style-name="Table6.A2" office:value-type="string">
                  <text:p text:style-name="P6">C</text:p>
                </table:table-cell>
                <table:table-cell table:style-name="Table6.C2" office:value-type="float" office:value="32">
                  <text:p text:style-name="P6">32</text:p>
                </table:table-cell>
              </table:table-row>
              <table:table-row>
                <table:table-cell table:style-name="Table6.A2" office:value-type="string">
                  <text:p text:style-name="P8">Project_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  <table:table-row>
                <table:table-cell table:style-name="Table6.A2" office:value-type="string">
                  <text:p text:style-name="P8">Project_role_id</text:p>
                </table:table-cell>
                <table:table-cell table:style-name="Table6.A2" office:value-type="string">
                  <text:p text:style-name="P6">N</text:p>
                </table:table-cell>
                <table:table-cell table:style-name="Table6.C3" office:value-type="string">
                  <text:p text:style-name="P6">I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9">Activation_id</text:p>
                </table:table-cell>
                <table:table-cell table:style-name="Table7.A1" office:value-type="string">
                  <text:p text:style-name="P6">N</text:p>
                </table:table-cell>
                <table:table-cell table:style-name="Table7.C1" office:value-type="string">
                  <text:p text:style-name="P6">I</text:p>
                </table:table-cell>
              </table:table-row>
              <table:table-row>
                <table:table-cell table:style-name="Table7.A2" office:value-type="string">
                  <text:p text:style-name="P6">Code <text:span text:style-name="T1">****</text:span></text:p>
                </table:table-cell>
                <table:table-cell table:style-name="Table7.A2" office:value-type="string">
                  <text:p text:style-name="P6">VC</text:p>
                </table:table-cell>
                <table:table-cell table:style-name="Table7.C2" office:value-type="float" office:value="32">
                  <text:p text:style-name="P6">32</text:p>
                </table:table-cell>
              </table:table-row>
              <table:table-row>
                <table:table-cell table:style-name="Table7.A2" office:value-type="string">
                  <text:p text:style-name="P6">Created <text:span text:style-name="T1">***</text:span></text:p>
                </table:table-cell>
                <table:table-cell table:style-name="Table7.A2" office:value-type="string">
                  <text:p text:style-name="P6">D</text:p>
                </table:table-cell>
                <table:table-cell table:style-name="Table7.C3" office:value-type="string">
                  <text:p text:style-name="P6">TS</text:p>
                </table:table-cell>
              </table:table-row>
            </table:table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5">User_ResetPasswor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9">User_id</text:p>
                </table:table-cell>
                <table:table-cell table:style-name="Table8.A1" office:value-type="string">
                  <text:p text:style-name="P6">N</text:p>
                </table:table-cell>
                <table:table-cell table:style-name="Table8.C1" office:value-type="string">
                  <text:p text:style-name="P6">I</text:p>
                </table:table-cell>
              </table:table-row>
              <table:table-row>
                <table:table-cell table:style-name="Table8.A2" office:value-type="string">
                  <text:p text:style-name="P10">Firts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Last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Email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10">Resetcod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">
                  <text:p text:style-name="P6">10</text:p>
                </table:table-cell>
              </table:table-row>
              <table:table-row>
                <table:table-cell table:style-name="Table8.A2" office:value-type="string">
                  <text:p text:style-name="P6">Username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Streetadress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00">
                  <text:p text:style-name="P6">100</text:p>
                </table:table-cell>
              </table:table-row>
              <table:table-row>
                <table:table-cell table:style-name="Table8.A2" office:value-type="string">
                  <text:p text:style-name="P6">Postalcode</text:p>
                </table:table-cell>
                <table:table-cell table:style-name="Table8.A2" office:value-type="string">
                  <text:p text:style-name="P6">I</text:p>
                </table:table-cell>
                <table:table-cell table:style-name="Table8.C2" office:value-type="float" office:value="5">
                  <text:p text:style-name="P6">5</text:p>
                </table:table-cell>
              </table:table-row>
              <table:table-row>
                <table:table-cell table:style-name="Table8.A2" office:value-type="string">
                  <text:p text:style-name="P6">Hometown</text:p>
                </table:table-cell>
                <table:table-cell table:style-name="Table8.A2" office:value-type="string">
                  <text:p text:style-name="P6">VC</text:p>
                </table:table-cell>
                <table:table-cell table:style-name="Table8.C2" office:value-type="float" office:value="130">
                  <text:p text:style-name="P6">130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/>
          </table:table-cell>
        </table:table-row>
      </table:table>
      <text:p text:style-name="P2"/>
      <text:p text:style-name="P2">* Index Unique ** Allow Null *** Default CURRENT_TIMESTAMP() **** Unique MD5 Hash / Index Unique </text:p>
      <text:section text:style-name="Sect1" text:name="Section1">
        <text:p text:style-name="P14">Project_Widgets</text:p>
        <table:table table:name="Table9" table:style-name="Table9">
          <table:table-column table:style-name="Table9.A"/>
          <table:table-column table:style-name="Table9.B"/>
          <table:table-column table:style-name="Table9.A"/>
          <table:table-row>
            <table:table-cell table:style-name="Table9.A1" office:value-type="string">
              <text:p text:style-name="P17">Column name</text:p>
            </table:table-cell>
            <table:table-cell table:style-name="Table9.A1" office:value-type="string">
              <text:p text:style-name="P17">Type</text:p>
            </table:table-cell>
            <table:table-cell table:style-name="Table9.C1" office:value-type="string">
              <text:p text:style-name="P17">Length</text:p>
            </table:table-cell>
          </table:table-row>
          <table:table-row>
            <table:table-cell table:style-name="Table9.A2" office:value-type="string">
              <text:p text:style-name="P15">Project_widgets_id</text:p>
            </table:table-cell>
            <table:table-cell table:style-name="Table9.A2" office:value-type="string">
              <text:p text:style-name="P15">int</text:p>
            </table:table-cell>
            <table:table-cell table:style-name="Table9.C2">
              <text:p text:style-name="P15"/>
            </table:table-cell>
          </table:table-row>
          <table:table-row>
            <table:table-cell table:style-name="Table9.A2" office:value-type="string">
              <text:p text:style-name="P15">Project_id</text:p>
            </table:table-cell>
            <table:table-cell table:style-name="Table9.A2" office:value-type="string">
              <text:p text:style-name="P15">int</text:p>
            </table:table-cell>
            <table:table-cell table:style-name="Table9.C2">
              <text:p text:style-name="P15"/>
            </table:table-cell>
          </table:table-row>
          <table:table-row>
            <table:table-cell table:style-name="Table9.A2" office:value-type="string">
              <text:p text:style-name="P15">Widget_id</text:p>
            </table:table-cell>
            <table:table-cell table:style-name="Table9.A2" office:value-type="string">
              <text:p text:style-name="P15">int</text:p>
            </table:table-cell>
            <table:table-cell table:style-name="Table9.C2">
              <text:p text:style-name="P15"/>
            </table:table-cell>
          </table:table-row>
          <table:table-row>
            <table:table-cell table:style-name="Table9.A2" office:value-type="string">
              <text:p text:style-name="P15">Is_active</text:p>
            </table:table-cell>
            <table:table-cell table:style-name="Table9.A2" office:value-type="string">
              <text:p text:style-name="P15">tinyint</text:p>
            </table:table-cell>
            <table:table-cell table:style-name="Table9.C2" office:value-type="float" office:value="1">
              <text:p text:style-name="P15">1</text:p>
            </table:table-cell>
          </table:table-row>
        </table:table>
        <text:p text:style-name="P12"/>
        <text:p text:style-name="P13"/>
        <text:p text:style-name="P13">Widgets</text:p>
        <table:table table:name="Table10" table:style-name="Table10">
          <table:table-column table:style-name="Table10.A" table:number-columns-repeated="3"/>
          <table:table-row>
            <table:table-cell table:style-name="Table10.A1" office:value-type="string">
              <text:p text:style-name="P17">Column name</text:p>
            </table:table-cell>
            <table:table-cell table:style-name="Table10.A1" office:value-type="string">
              <text:p text:style-name="P17">Type</text:p>
            </table:table-cell>
            <table:table-cell table:style-name="Table10.C1" office:value-type="string">
              <text:p text:style-name="P17">Length</text:p>
            </table:table-cell>
          </table:table-row>
          <table:table-row>
            <table:table-cell table:style-name="Table10.A2" office:value-type="string">
              <text:p text:style-name="P4">Widget_id</text:p>
            </table:table-cell>
            <table:table-cell table:style-name="Table10.A2" office:value-type="string">
              <text:p text:style-name="P4">int</text:p>
            </table:table-cell>
            <table:table-cell table:style-name="Table10.C2">
              <text:p text:style-name="P4"/>
            </table:table-cell>
          </table:table-row>
          <table:table-row>
            <table:table-cell table:style-name="Table10.A2" office:value-type="string">
              <text:p text:style-name="P4">Widget_name</text:p>
            </table:table-cell>
            <table:table-cell table:style-name="Table10.A2" office:value-type="string">
              <text:p text:style-name="P4">varchar</text:p>
            </table:table-cell>
            <table:table-cell table:style-name="Table10.C2" office:value-type="float" office:value="50">
              <text:p text:style-name="P4">50</text:p>
            </table:table-cell>
          </table:table-row>
        </table:table>
        <text:p text:style-name="P13"/>
        <text:p text:style-name="P12"/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3T14:29:35</meta:creation-date>
    <dc:date>2010-12-08T19:54:46.01</dc:date>
    <meta:editing-duration>PT09H24M17S</meta:editing-duration>
    <meta:editing-cycles>64</meta:editing-cycles>
    <meta:generator>OpenOffice.org/3.2$Win32 OpenOffice.org_project/320m18$Build-9502</meta:generator>
    <dc:creator>Fredrik Johansson</dc:creator>
    <meta:document-statistic meta:table-count="10" meta:image-count="0" meta:object-count="0" meta:page-count="4" meta:paragraph-count="137" meta:word-count="164" meta:character-count="840"/>
  </office:meta>
</office:document-meta>
</file>